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19BD00002CDC43D3465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000000" style:font-name="Verdana" fo:font-size="10pt" style:font-size-asian="10pt" style:font-size-complex="10pt"/>
    </style:style>
    <style:style style:name="P4" style:family="paragraph" style:parent-style-name="Standard">
      <style:text-properties fo:color="#000000" style:font-name="Verdana" fo:font-size="8pt" style:text-underline-style="none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text-properties fo:color="#000000"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color="#000000" style:font-name="Verdana" fo:font-size="8pt" style:text-underline-style="none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000000" style:font-name="Verdana" fo:font-size="8pt" style:text-underline-style="none" fo:font-weight="normal" style:font-size-asian="8pt" style:font-weight-asian="normal" style:font-size-complex="8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videncia día 03 Semana 14</text:p>
      <text:p text:style-name="P3"/>
      <text:p text:style-name="P3">Leonardo Rodenas Escobar </text:p>
      <text:p text:style-name="P3"/>
      <text:p text:style-name="P1">Reflexión:<text:span text:style-name="T1"> Esta clase fue muy fome, el ejercicio funcionaba perfectamente sin necesidad de implementar a los threads (hilos), por lo que hacerlo era netamente para forzar una instancia no necesaria en la aplicación. Por mi parte, preferí usar mi tiempo en algo más importante y hacer otras cosas (tutoriales de youtube) que seguir prestando atención a lo demás.</text:span></text:p>
      <text:p text:style-name="P5"/>
      <text:p text:style-name="P1">Ejercicio 01<text:span text:style-name="T1">: Hacer el factorial de un numero e intentar meterle hilos de ejecución.</text:span></text:p>
      <text:p text:style-name="P5"><draw:frame draw:style-name="fr1" draw:name="gráficos1" text:anchor-type="paragraph" svg:x="7.186cm" svg:y="0.531cm" svg:width="2.63cm" svg:height="4.921cm" draw:z-index="0"><draw:image xlink:href="Pictures/20000007000019BD00002CDC43D3465E.svm" xlink:type="simple" xlink:show="embed" xlink:actuate="onLoad"/></draw:frame></text:p>
      <text:p text:style-name="P5"/>
      <text:p text:style-name="P4">package com.example.factorialdeunnumero</text:p>
      <text:p text:style-name="P4"/>
      <text:p text:style-name="P4">import androidx.appcompat.app.AppCompatActivity</text:p>
      <text:p text:style-name="P4">import android.os.Bundle</text:p>
      <text:p text:style-name="P4">import android.view.View</text:p>
      <text:p text:style-name="P4">import android.widget.EditText</text:p>
      <text:p text:style-name="P4">import android.widget.TextView</text:p>
      <text:p text:style-name="P4">import com.example.factorialdeunnumero.databinding.ActivityMainBinding</text:p>
      <text:p text:style-name="P4">import kotlinx.android.synthetic.main.activity_main.*</text:p>
      <text:p text:style-name="P4"/>
      <text:p text:style-name="P4">class MainActivity : AppCompatActivity() {</text:p>
      <text:p text:style-name="P4"/>
      <text:p text:style-name="P4"><text:s text:c="4"/>//VARIABLES</text:p>
      <text:p text:style-name="P4"><text:s text:c="4"/>private lateinit var binding: ActivityMainBinding</text:p>
      <text:p text:style-name="P4"><text:s text:c="4"/>lateinit var num : EditText</text:p>
      <text:p text:style-name="P4"><text:s text:c="4"/>lateinit var result : TextView</text:p>
      <text:p text:style-name="P4"><text:s text:c="4"/>//var fact=true</text:p>
      <text:p text:style-name="P4"/>
      <text:p text:style-name="P4"><text:s text:c="4"/>override fun onCreate(savedInstanceState: Bundle?) {</text:p>
      <text:p text:style-name="P4"><text:s text:c="8"/>super.onCreate(savedInstanceState)</text:p>
      <text:p text:style-name="P4"><text:s text:c="8"/>binding = ActivityMainBinding.inflate(layoutInflater)</text:p>
      <text:p text:style-name="P4"><text:s text:c="8"/>setContentView(binding.root)</text:p>
      <text:p text:style-name="P4"/>
      <text:p text:style-name="P4"><text:s text:c="8"/>//var hilo = Hilo(this)</text:p>
      <text:p text:style-name="P4"/>
      <text:p text:style-name="P4"><text:s text:c="8"/>binding.calcular.setOnClickListener {</text:p>
      <text:p text:style-name="P4"><text:s text:c="8"/>calcular()</text:p>
      <text:p text:style-name="P4"><text:s text:c="8"/>}</text:p>
      <text:p text:style-name="P4"><text:s text:c="4"/>}</text:p>
      <text:p text:style-name="P4"/>
      <text:p text:style-name="P4"><text:s text:c="4"/>fun factorial (n:Float):Float{</text:p>
      <text:p text:style-name="P4"><text:s text:c="8"/>var dato:Float=1F</text:p>
      <text:p text:style-name="P4"><text:s text:c="8"/>for(i in 1 .. n.toInt()){</text:p>
      <text:p text:style-name="P4"><text:s text:c="12"/>dato*=i</text:p>
      <text:p text:style-name="P4"><text:s text:c="8"/>}</text:p>
      <text:p text:style-name="P4"><text:s text:c="8"/>return dato</text:p>
      <text:p text:style-name="P4"><text:s text:c="4"/>}</text:p>
      <text:p text:style-name="P4"/>
      <text:p text:style-name="P4"><text:s text:c="4"/>fun calcular (){</text:p>
      <text:p text:style-name="P4"><text:s text:c="8"/>var resultadoF=factorial(numero.text.toString().toFloat())</text:p>
      <text:p text:style-name="P4"><text:s text:c="8"/>resultado.setText(resultadoF.toString())</text:p>
      <text:p text:style-name="P4"><text:s text:c="4"/>}</text:p>
      <text:p text:style-name="P7">}</text:p>
      <text:p text:style-name="P4"><text:tab/>Hay el codigo y la interfaz de hoy. Graci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ardo Mauricio Rodenas Escobar</meta:initial-creator>
    <meta:creation-date>2021-07-05T11:56:48.71</meta:creation-date>
    <dc:date>2021-07-28T13:13:23.93</dc:date>
    <dc:creator>Leonardo Mauricio Rodenas Escobar</dc:creator>
    <meta:editing-duration>PT19H6M49S</meta:editing-duration>
    <meta:editing-cycles>29</meta:editing-cycles>
    <meta:generator>OpenOffice/4.1.10$Win32 OpenOffice.org_project/4110m2$Build-9807</meta:generator>
    <meta:document-statistic meta:table-count="0" meta:image-count="1" meta:object-count="0" meta:page-count="1" meta:paragraph-count="40" meta:word-count="170" meta:character-count="1639"/>
  </office:meta>
</office:document-meta>
</file>